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72c" officeooo:paragraph-rsid="000c072c"/>
    </style:style>
    <style:style style:name="P2" style:family="paragraph" style:parent-style-name="Standard" style:list-style-name="L1">
      <style:text-properties officeooo:rsid="000c072c" officeooo:paragraph-rsid="000c072c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fo:font-weight="bold" style:font-size-asian="16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Baza oddziaływań wewnątrzcząsteczkowych</text:span></text:p>
      <text:p text:style-name="Standard"/>
      <text:p text:style-name="Standard">Napisz program, który dla danego zbioru struktur uzyska informacje o klasyfikacji par przez następujące programy zewnętrzne: FR3D, McAnnotate, RNAView i ClaRNA. Zaprojektuj bazę danych do przechowywania tych informacji.</text:p>
      <text:p text:style-name="Standard"/>
      <text:p text:style-name="P1">Programy:</text:p>
      <text:list xml:id="list1516626889909862539" text:style-name="L1">
        <text:list-item>
          <text:p text:style-name="P2">FR3D – nie działa bez matLaba</text:p>
        </text:list-item>
        <text:list-item>
          <text:p text:style-name="P2">McAnnotate - działa </text:p>
        </text:list-item>
        <text:list-item>
          <text:p text:style-name="P2">RNAView - działa</text:p>
        </text:list-item>
        <text:list-item>
          <text:p text:style-name="P2">ClaRNA – działa tylko on-line</text:p>
        </text:list-item>
      </text:list>
      <text:p text:style-name="P1">Baza Damych: PostGreSQ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ra Szymczak</meta:initial-creator>
    <meta:editing-cycles>2</meta:editing-cycles>
    <meta:creation-date>2016-04-27T03:57:00</meta:creation-date>
    <dc:date>2016-05-21T22:56:22.085655014</dc:date>
    <meta:editing-duration>PT7M33S</meta:editing-duration>
    <meta:generator>LibreOffice/5.1.2.2$Linux_X86_64 LibreOffice_project/10m0$Build-2</meta:generator>
    <meta:document-statistic meta:table-count="0" meta:image-count="0" meta:object-count="0" meta:page-count="1" meta:paragraph-count="8" meta:word-count="54" meta:character-count="388" meta:non-whitespace-character-count="3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